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Source_Code_Pro_2.ttf" manifest:media-type="application/x-font-ttf"/>
  <manifest:file-entry manifest:full-path="Fonts/Font_Source_Code_Pro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Source Code Pro" svg:font-family="'Source Code Pro'" style:font-pitch="fixed">
      <svg:font-face-src>
        <svg:font-face-uri xlink:href="Fonts/Font_Source_Code_Pro_1.ttf" xlink:type="simple" loext:font-style="normal" loext:font-weight="normal">
          <svg:font-face-format svg:string="truetype"/>
        </svg:font-face-uri>
        <svg:font-face-uri xlink:href="Fonts/Font_Source_Code_Pro_1.ttf" xlink:type="simple" loext:font-style="normal" loext:font-weight="bold">
          <svg:font-face-format svg:string="truetype"/>
        </svg:font-face-uri>
        <svg:font-face-uri xlink:href="Fonts/Font_Source_Code_Pro_2.ttf" xlink:type="simple" loext:font-style="italic" loext:font-weight="normal">
          <svg:font-face-format svg:string="truetype"/>
        </svg:font-face-uri>
        <svg:font-face-uri xlink:href="Fonts/Font_Source_Code_Pro_2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ource Code Pro"/>
    </style:style>
    <style:style style:name="P2" style:family="paragraph" style:parent-style-name="Standard">
      <style:text-properties style:font-name="Source Code Pro" fo:font-weight="bold" style:font-weight-asian="bold" style:font-weight-complex="bold"/>
    </style:style>
    <style:style style:name="P3" style:family="paragraph" style:parent-style-name="Standard">
      <style:text-properties style:font-name="Source Code Pro" fo:font-style="italic" style:font-style-asian="italic" style:font-style-complex="italic"/>
    </style:style>
    <style:style style:name="P4" style:family="paragraph" style:parent-style-name="Standard">
      <style:text-properties style:font-name="Source Code Pro" fo:font-style="italic" fo:font-weight="bold" officeooo:paragraph-rsid="00095e67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font-name="Source Code Pro" fo:font-weight="600"/>
    </style:style>
    <style:style style:name="P6" style:family="paragraph" style:parent-style-name="Standard">
      <style:text-properties style:font-name="Source Code Pro" fo:font-style="italic" fo:font-weight="600"/>
    </style:style>
    <style:style style:name="T1" style:family="text">
      <style:text-properties officeooo:rsid="00095e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ular</text:p>
      <text:p text:style-name="P2">Bold</text:p>
      <text:p text:style-name="P3">Italic</text:p>
      <text:p text:style-name="P4">Bold <text:span text:style-name="T1">Italic</text:span></text:p>
      <text:p text:style-name="P5">Semibold</text:p>
      <text:p text:style-name="P6">Semibold Itali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Source Code Pro" svg:font-family="'Source Code Pro'" style:font-pitch="fixed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loext:tab-stop-distance="0p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Tahoma1" style:font-size-complex="12pt" style:language-complex="ar" style:country-complex="EG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35.46pt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Tahoma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 loext:opacity="0%" fo:font-size="12pt" fo:language="en" fo:country="US"/>
    </style:style>
    <style:style style:name="Heading" style:family="paragraph" style:parent-style-name="Standard" style:next-style-name="Text_20_body" style:class="chapter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20T14:49:25.713821000</dc:date>
    <meta:editing-duration>PT4M12S</meta:editing-duration>
    <meta:editing-cycles>6</meta:editing-cycles>
    <meta:generator>LibreOffice/26.2.0.3$MacOSX_AARCH64 LibreOffice_project/afbbd0df0edb6d40b450b0337ac646b0913a760c</meta:generator>
    <meta:document-statistic meta:table-count="0" meta:image-count="0" meta:object-count="0" meta:page-count="1" meta:paragraph-count="6" meta:word-count="8" meta:character-count="51" meta:non-whitespace-character-count="49"/>
  </office:meta>
</office:document-meta>
</file>